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text-properties officeooo:paragraph-rsid="00080dea"/>
    </style:style>
    <style:style style:name="P2" style:family="paragraph" style:parent-style-name="PL-Paragraph">
      <style:text-properties officeooo:paragraph-rsid="000e29aa"/>
    </style:style>
    <style:style style:name="P3" style:family="paragraph" style:parent-style-name="PL-Paragraph">
      <style:text-properties officeooo:paragraph-rsid="00159058"/>
    </style:style>
    <style:style style:name="P4" style:family="paragraph" style:parent-style-name="PL-Paragraph">
      <style:text-properties officeooo:paragraph-rsid="001630ce"/>
    </style:style>
    <style:style style:name="P5" style:family="paragraph" style:parent-style-name="PL-Paragraph">
      <style:text-properties fo:font-style="normal" officeooo:paragraph-rsid="002374bb" style:font-style-asian="normal" style:font-style-complex="normal"/>
    </style:style>
    <style:style style:name="P6" style:family="paragraph" style:parent-style-name="PL-Paragraph">
      <style:text-properties fo:font-weight="normal" officeooo:paragraph-rsid="00255149" style:font-weight-asian="normal" style:font-weight-complex="normal"/>
    </style:style>
    <style:style style:name="P7" style:family="paragraph" style:parent-style-name="PL-Paragraph">
      <style:text-properties fo:color="#ff0000"/>
    </style:style>
    <style:style style:name="P8" style:family="paragraph" style:parent-style-name="PL-Paragraph">
      <style:text-properties officeooo:paragraph-rsid="0017cda5"/>
    </style:style>
    <style:style style:name="P9" style:family="paragraph" style:parent-style-name="PL-Paragraph">
      <style:text-properties officeooo:paragraph-rsid="001fd913"/>
    </style:style>
    <style:style style:name="P10" style:family="paragraph" style:parent-style-name="PL-Paragraph">
      <style:text-properties officeooo:paragraph-rsid="002374bb"/>
    </style:style>
    <style:style style:name="P11" style:family="paragraph" style:parent-style-name="PL-Paragraph">
      <style:text-properties officeooo:paragraph-rsid="00255149"/>
    </style:style>
    <style:style style:name="P12" style:family="paragraph" style:parent-style-name="PL-Paragraph">
      <style:text-properties officeooo:paragraph-rsid="002ad78d"/>
    </style:style>
    <style:style style:name="P13" style:family="paragraph" style:parent-style-name="Standard">
      <style:text-properties fo:font-size="14pt" fo:font-weight="bold" officeooo:rsid="001ba319" officeooo:paragraph-rsid="0004c5dc" style:font-size-asian="14pt" style:font-weight-asian="bold" style:font-size-complex="14pt" style:font-weight-complex="bold"/>
    </style:style>
    <style:style style:name="P14" style:family="paragraph" style:parent-style-name="PL-SubHeading">
      <style:text-properties officeooo:paragraph-rsid="00197001"/>
    </style:style>
    <style:style style:name="P15" style:family="paragraph" style:parent-style-name="PL-SubHeading">
      <style:text-properties officeooo:paragraph-rsid="00211b29"/>
    </style:style>
    <style:style style:name="P16" style:family="paragraph" style:parent-style-name="PL-SubHeading">
      <style:text-properties officeooo:paragraph-rsid="0029cece"/>
    </style:style>
    <style:style style:name="P17" style:family="paragraph" style:parent-style-name="Heading_20_4">
      <style:text-properties style:use-window-font-color="true" fo:font-style="normal" officeooo:rsid="00197001" officeooo:paragraph-rsid="002b0e44" fo:background-color="transparent" style:font-style-asian="normal" style:font-style-complex="normal"/>
    </style:style>
    <style:style style:name="P18" style:family="paragraph" style:parent-style-name="Text_20_body">
      <style:text-properties style:use-window-font-color="true" fo:font-style="normal" officeooo:rsid="00197001" officeooo:paragraph-rsid="002b0e44" fo:background-color="transparent" style:font-style-asian="normal" style:font-style-complex="normal"/>
    </style:style>
    <style:style style:name="P19" style:family="paragraph" style:parent-style-name="Text_20_body">
      <style:paragraph-properties fo:padding="0cm" fo:border="none"/>
    </style:style>
    <style:style style:name="P20" style:family="paragraph" style:parent-style-name="Heading_20_3">
      <style:text-properties style:use-window-font-color="true" fo:font-style="normal" officeooo:rsid="00197001" officeooo:paragraph-rsid="002b0e44" fo:background-color="transparent" style:font-style-asian="normal" style:font-style-complex="normal"/>
    </style:style>
    <style:style style:name="P21" style:family="paragraph" style:parent-style-name="PL-Paragraph">
      <style:text-properties officeooo:rsid="00108c26" officeooo:paragraph-rsid="00159058"/>
    </style:style>
    <style:style style:name="P22" style:family="paragraph" style:parent-style-name="PL-Paragraph">
      <style:text-properties officeooo:rsid="000e9c3a" officeooo:paragraph-rsid="000e9c3a"/>
    </style:style>
    <style:style style:name="P23" style:family="paragraph" style:parent-style-name="PL-Paragraph">
      <style:text-properties fo:color="#ff0000" officeooo:rsid="00172b5f" officeooo:paragraph-rsid="00172b5f"/>
    </style:style>
    <style:style style:name="P24" style:family="paragraph" style:parent-style-name="PL-Paragraph">
      <style:text-properties fo:color="#ff0000" officeooo:rsid="00197001" officeooo:paragraph-rsid="00197001"/>
    </style:style>
    <style:style style:name="P25" style:family="paragraph" style:parent-style-name="PL-Paragraph">
      <style:text-properties fo:color="#ff0000" officeooo:rsid="001e24e6" officeooo:paragraph-rsid="001e24e6"/>
    </style:style>
    <style:style style:name="P26" style:family="paragraph" style:parent-style-name="PL-Paragraph">
      <style:text-properties officeooo:rsid="0029cece" officeooo:paragraph-rsid="0029cece"/>
    </style:style>
    <style:style style:name="P27" style:family="paragraph" style:parent-style-name="PL-Paragraph">
      <style:text-properties officeooo:rsid="001fd913" officeooo:paragraph-rsid="001fd913"/>
    </style:style>
    <style:style style:name="P28" style:family="paragraph" style:parent-style-name="PL-Paragraph">
      <style:text-properties officeooo:rsid="001fd913" officeooo:paragraph-rsid="00228ff0"/>
    </style:style>
    <style:style style:name="P29" style:family="paragraph" style:parent-style-name="PL-Paragraph">
      <style:text-properties officeooo:rsid="0017cda5"/>
    </style:style>
    <style:style style:name="P30" style:family="paragraph" style:parent-style-name="PL-Paragraph">
      <style:text-properties officeooo:rsid="00211b29" officeooo:paragraph-rsid="001b63db"/>
    </style:style>
    <style:style style:name="P31" style:family="paragraph" style:parent-style-name="PL-Paragraph">
      <style:text-properties style:use-window-font-color="true" fo:font-style="normal" officeooo:rsid="00197001" officeooo:paragraph-rsid="00265505" fo:background-color="transparent" style:font-style-asian="normal" style:font-style-complex="normal"/>
    </style:style>
    <style:style style:name="P32" style:family="paragraph" style:parent-style-name="PL-Paragraph">
      <style:text-properties style:use-window-font-color="true" fo:font-style="normal" officeooo:rsid="00197001" officeooo:paragraph-rsid="002b0e44" fo:background-color="transparent" style:font-style-asian="normal" style:font-style-complex="normal"/>
    </style:style>
    <style:style style:name="P33" style:family="paragraph" style:parent-style-name="PL-Paragraph">
      <style:paragraph-properties fo:break-before="page"/>
      <style:text-properties style:use-window-font-color="true" fo:font-style="normal" officeooo:rsid="00197001" officeooo:paragraph-rsid="002b0e44" fo:background-color="transparent" style:font-style-asian="normal" style:font-style-complex="normal"/>
    </style:style>
    <style:style style:name="P34" style:family="paragraph" style:parent-style-name="PL-SubHeading">
      <style:text-properties officeooo:rsid="0029cece"/>
    </style:style>
    <style:style style:name="P35" style:family="paragraph" style:parent-style-name="PL-SubHeading">
      <style:text-properties officeooo:rsid="00228ff0"/>
    </style:style>
    <style:style style:name="P36" style:family="paragraph" style:parent-style-name="PL-Title" style:master-page-name="Standard">
      <style:paragraph-properties style:page-number="auto"/>
    </style:style>
    <style:style style:name="P37" style:family="paragraph" style:parent-style-name="PL-Heading">
      <style:text-properties officeooo:rsid="0019be1e"/>
    </style:style>
    <style:style style:name="T1" style:family="text">
      <style:text-properties style:use-window-font-color="true" fo:font-size="14pt" fo:font-style="italic" fo:font-weight="normal" officeooo:rsid="0004c5dc" fo:background-color="transparent" style:font-size-asian="14pt" style:font-style-asian="italic" style:font-weight-asian="normal" style:font-size-complex="14pt" style:font-style-complex="italic" style:font-weight-complex="normal"/>
    </style:style>
    <style:style style:name="T2" style:family="text">
      <style:text-properties style:use-window-font-color="true" fo:font-size="14pt" fo:font-style="italic" fo:font-weight="normal" officeooo:rsid="001ba319" fo:background-color="transparent" style:font-size-asian="14pt" style:font-style-asian="italic" style:font-weight-asian="normal" style:font-size-complex="14pt"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7cda5" style:font-weight-asian="normal" style:font-weight-complex="normal"/>
    </style:style>
    <style:style style:name="T5" style:family="text">
      <style:text-properties fo:font-weight="normal" officeooo:rsid="001b63db" style:font-weight-asian="normal" style:font-weight-complex="normal"/>
    </style:style>
    <style:style style:name="T6" style:family="text">
      <style:text-properties fo:font-weight="normal" officeooo:rsid="00211b29" style:font-weight-asian="normal" style:font-weight-complex="normal"/>
    </style:style>
    <style:style style:name="T7" style:family="text">
      <style:text-properties fo:font-style="normal" fo:font-weight="normal" officeooo:rsid="0011aadb" style:font-style-asian="normal" style:font-weight-asian="normal" style:font-style-complex="normal" style:font-weight-complex="normal"/>
    </style:style>
    <style:style style:name="T8" style:family="text">
      <style:text-properties fo:font-style="normal" fo:font-weight="normal" officeooo:rsid="0017d6da" style:font-style-asian="normal" style:font-weight-asian="normal" style:font-style-complex="normal" style:font-weight-complex="normal"/>
    </style:style>
    <style:style style:name="T9" style:family="text">
      <style:text-properties fo:font-style="normal" fo:font-weight="normal" officeooo:rsid="003c092a" style:font-style-asian="normal" style:font-weight-asian="normal" style:font-style-complex="normal" style:font-weight-complex="normal"/>
    </style:style>
    <style:style style:name="T10" style:family="text">
      <style:text-properties fo:font-style="normal" fo:font-weight="normal" officeooo:rsid="005cc0d8" style:font-style-asian="normal" style:font-weight-asian="normal" style:font-style-complex="normal" style:font-weight-complex="normal"/>
    </style:style>
    <style:style style:name="T11" style:family="text">
      <style:text-properties fo:font-style="normal" fo:font-weight="normal" officeooo:rsid="0017fcec" style:font-style-asian="normal" style:font-weight-asian="normal" style:font-style-complex="normal" style:font-weight-complex="normal"/>
    </style:style>
    <style:style style:name="T12" style:family="text">
      <style:text-properties fo:font-style="normal" fo:font-weight="normal" officeooo:rsid="00138ac0" style:font-style-asian="normal" style:font-weight-asian="normal" style:font-style-complex="normal" style:font-weight-complex="normal"/>
    </style:style>
    <style:style style:name="T13" style:family="text">
      <style:text-properties fo:font-style="normal" fo:font-weight="normal" officeooo:rsid="005bcbd3" style:font-style-asian="normal" style:font-weight-asian="normal" style:font-style-complex="normal" style:font-weight-complex="normal"/>
    </style:style>
    <style:style style:name="T14" style:family="text">
      <style:text-properties fo:font-style="normal" fo:font-weight="normal" officeooo:rsid="005ca2c6" style:font-style-asian="normal" style:font-weight-asian="normal" style:font-style-complex="normal" style:font-weight-complex="normal"/>
    </style:style>
    <style:style style:name="T15" style:family="text">
      <style:text-properties fo:font-style="normal" fo:font-weight="normal" officeooo:rsid="00155a2b" style:font-style-asian="normal" style:font-weight-asian="normal" style:font-style-complex="normal" style:font-weight-complex="normal"/>
    </style:style>
    <style:style style:name="T16" style:family="text">
      <style:text-properties fo:font-style="normal" fo:font-weight="normal" officeooo:rsid="00a9bd75" style:font-style-asian="normal" style:font-weight-asian="normal" style:font-style-complex="normal" style:font-weight-complex="normal"/>
    </style:style>
    <style:style style:name="T17" style:family="text">
      <style:text-properties fo:font-style="normal" fo:font-weight="normal" officeooo:rsid="00140e3e" style:font-style-asian="normal" style:font-weight-asian="normal" style:font-style-complex="normal" style:font-weight-complex="normal"/>
    </style:style>
    <style:style style:name="T18" style:family="text">
      <style:text-properties fo:font-style="normal" fo:font-weight="normal" officeooo:rsid="0014b17e" style:font-style-asian="normal" style:font-weight-asian="normal" style:font-style-complex="normal" style:font-weight-complex="normal"/>
    </style:style>
    <style:style style:name="T19" style:family="text">
      <style:text-properties fo:font-style="normal" fo:font-weight="normal" officeooo:rsid="0089d967" style:font-style-asian="normal" style:font-weight-asian="normal" style:font-style-complex="normal" style:font-weight-complex="normal"/>
    </style:style>
    <style:style style:name="T20" style:family="text">
      <style:text-properties fo:font-style="normal" fo:font-weight="normal" officeooo:rsid="00164838" style:font-style-asian="normal" style:font-weight-asian="normal" style:font-style-complex="normal" style:font-weight-complex="normal"/>
    </style:style>
    <style:style style:name="T21" style:family="text">
      <style:text-properties fo:font-style="normal" fo:font-weight="normal" officeooo:rsid="0017a3a9" style:font-style-asian="normal" style:font-weight-asian="normal" style:font-style-complex="normal" style:font-weight-complex="normal"/>
    </style:style>
    <style:style style:name="T22" style:family="text">
      <style:text-properties fo:font-style="normal" fo:font-weight="normal" officeooo:rsid="0017cda5" style:font-style-asian="normal" style:font-weight-asian="normal" style:font-style-complex="normal" style:font-weight-complex="normal"/>
    </style:style>
    <style:style style:name="T23" style:family="text">
      <style:text-properties fo:font-style="normal" fo:font-weight="normal" officeooo:rsid="00197001" style:font-style-asian="normal" style:font-weight-asian="normal" style:font-style-complex="normal" style:font-weight-complex="normal"/>
    </style:style>
    <style:style style:name="T24" style:family="text">
      <style:text-properties fo:font-style="normal" fo:font-weight="normal" officeooo:rsid="002931e6"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159058" style:font-style-asian="normal" style:font-style-complex="normal"/>
    </style:style>
    <style:style style:name="T27" style:family="text">
      <style:text-properties fo:font-style="normal" officeooo:rsid="000cbd9d" style:font-style-asian="normal" style:font-style-complex="normal"/>
    </style:style>
    <style:style style:name="T28" style:family="text">
      <style:text-properties fo:font-style="normal" officeooo:rsid="000e9c3a" style:font-style-asian="normal" style:font-style-complex="normal"/>
    </style:style>
    <style:style style:name="T29" style:family="text">
      <style:text-properties fo:font-style="normal" officeooo:rsid="000df596" style:font-style-asian="normal" style:font-style-complex="normal"/>
    </style:style>
    <style:style style:name="T30" style:family="text">
      <style:text-properties fo:font-style="normal" officeooo:rsid="00108c26" style:font-style-asian="normal" style:font-style-complex="normal"/>
    </style:style>
    <style:style style:name="T31" style:family="text">
      <style:text-properties fo:font-style="normal" officeooo:rsid="001630ce" style:font-style-asian="normal" style:font-style-complex="normal"/>
    </style:style>
    <style:style style:name="T32" style:family="text">
      <style:text-properties fo:font-style="normal" officeooo:rsid="00197001" style:font-style-asian="normal" style:font-style-complex="normal"/>
    </style:style>
    <style:style style:name="T33" style:family="text">
      <style:text-properties fo:font-style="normal" fo:font-weight="bold" officeooo:rsid="00a772a0" style:font-style-asian="normal" style:font-weight-asian="bold" style:font-style-complex="normal" style:font-weight-complex="bold"/>
    </style:style>
    <style:style style:name="T34" style:family="text">
      <style:text-properties fo:font-style="normal" fo:font-weight="bold" officeooo:rsid="0019f582" style:font-style-asian="normal" style:font-weight-asian="bold" style:font-style-complex="normal" style:font-weight-complex="bold"/>
    </style:style>
    <style:style style:name="T35" style:family="text">
      <style:text-properties fo:font-style="normal" fo:font-weight="bold" officeooo:rsid="00a4d55b" style:font-style-asian="normal" style:font-weight-asian="bold" style:font-style-complex="normal" style:font-weight-complex="bold"/>
    </style:style>
    <style:style style:name="T36" style:family="text">
      <style:text-properties fo:font-style="normal" fo:font-weight="bold" officeooo:rsid="00a9bd75" style:font-style-asian="normal" style:font-weight-asian="bold" style:font-style-complex="normal" style:font-weight-complex="bold"/>
    </style:style>
    <style:style style:name="T37" style:family="text">
      <style:text-properties fo:font-style="normal" fo:font-weight="bold" officeooo:rsid="00b9e6af" style:font-style-asian="normal" style:font-weight-asian="bold" style:font-style-complex="normal" style:font-weight-complex="bold"/>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13aac3" style:font-style-asian="normal" style:font-style-complex="normal"/>
    </style:style>
    <style:style style:name="T40" style:family="text">
      <style:text-properties officeooo:rsid="0019be1e"/>
    </style:style>
    <style:style style:name="T41" style:family="text">
      <style:text-properties officeooo:rsid="0004c5dc"/>
    </style:style>
    <style:style style:name="T42" style:family="text">
      <style:text-properties fo:color="#000000" fo:font-style="normal" fo:font-weight="normal" officeooo:rsid="0017d6da" style:font-style-asian="normal" style:font-weight-asian="normal" style:font-style-complex="normal" style:font-weight-complex="normal"/>
    </style:style>
    <style:style style:name="T43" style:family="text">
      <style:text-properties fo:color="#000000" fo:font-style="normal" fo:font-weight="normal" officeooo:rsid="0017fcec" style:font-style-asian="normal" style:font-weight-asian="normal" style:font-style-complex="normal" style:font-weight-complex="normal"/>
    </style:style>
    <style:style style:name="T44" style:family="text">
      <style:text-properties officeooo:rsid="0059187f"/>
    </style:style>
    <style:style style:name="T45" style:family="text">
      <style:text-properties officeooo:rsid="00138ac0"/>
    </style:style>
    <style:style style:name="T46" style:family="text">
      <style:text-properties officeooo:rsid="00b9e6af"/>
    </style:style>
    <style:style style:name="T47" style:family="text">
      <style:text-properties officeooo:rsid="005a5e50"/>
    </style:style>
    <style:style style:name="T48"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49" style:family="text">
      <style:text-properties fo:font-size="14pt" fo:font-style="italic" fo:font-weight="normal" officeooo:rsid="0004c5dc" style:font-size-asian="14pt" style:font-style-asian="italic" style:font-weight-asian="normal" style:font-size-complex="14pt" style:font-style-complex="italic" style:font-weight-complex="normal"/>
    </style:style>
    <style:style style:name="T50" style:family="text">
      <style:text-properties fo:font-size="14pt" fo:font-style="italic" fo:font-weight="normal" officeooo:rsid="0017cda5" style:font-size-asian="14pt" style:font-style-asian="italic" style:font-weight-asian="normal" style:font-size-complex="14pt" style:font-style-complex="italic" style:font-weight-complex="normal"/>
    </style:style>
    <style:style style:name="T51" style:family="text">
      <style:text-properties fo:font-size="14pt" fo:font-style="italic" fo:font-weight="normal" officeooo:rsid="001fd913" style:font-size-asian="14pt" style:font-style-asian="italic" style:font-weight-asian="normal" style:font-size-complex="14pt" style:font-style-complex="italic" style:font-weight-complex="normal"/>
    </style:style>
    <style:style style:name="T52" style:family="text">
      <style:text-properties fo:font-size="14pt" fo:font-style="italic" fo:font-weight="normal" officeooo:rsid="00211b29" style:font-size-asian="14pt" style:font-style-asian="italic" style:font-weight-asian="normal" style:font-size-complex="14pt" style:font-style-complex="italic" style:font-weight-complex="normal"/>
    </style:style>
    <style:style style:name="T53" style:family="text">
      <style:text-properties officeooo:rsid="000cbd9d"/>
    </style:style>
    <style:style style:name="T54" style:family="text">
      <style:text-properties officeooo:rsid="000df596"/>
    </style:style>
    <style:style style:name="T55" style:family="text">
      <style:text-properties officeooo:rsid="000e29aa"/>
    </style:style>
    <style:style style:name="T56" style:family="text">
      <style:text-properties officeooo:rsid="000e9c3a"/>
    </style:style>
    <style:style style:name="T57" style:family="text">
      <style:text-properties officeooo:rsid="00108c26"/>
    </style:style>
    <style:style style:name="T58" style:family="text">
      <style:text-properties officeooo:rsid="001630ce"/>
    </style:style>
    <style:style style:name="T59" style:family="text">
      <style:text-properties officeooo:rsid="00172b5f"/>
    </style:style>
    <style:style style:name="T60" style:family="text">
      <style:text-properties officeooo:rsid="0017cda5"/>
    </style:style>
    <style:style style:name="T61" style:family="text">
      <style:text-properties officeooo:rsid="00197001"/>
    </style:style>
    <style:style style:name="T62" style:family="text">
      <style:text-properties fo:font-style="italic" officeooo:rsid="00197001" style:font-style-asian="italic" style:font-style-complex="italic"/>
    </style:style>
    <style:style style:name="T63" style:family="text">
      <style:text-properties officeooo:rsid="001b63db"/>
    </style:style>
    <style:style style:name="T64" style:family="text">
      <style:text-properties officeooo:rsid="001fd913"/>
    </style:style>
    <style:style style:name="T65" style:family="text">
      <style:text-properties officeooo:rsid="00211b29"/>
    </style:style>
    <style:style style:name="T66" style:family="text">
      <style:text-properties officeooo:rsid="00228ff0"/>
    </style:style>
    <style:style style:name="T67" style:family="text">
      <style:text-properties officeooo:rsid="002374bb"/>
    </style:style>
    <style:style style:name="T68" style:family="text">
      <style:text-properties officeooo:rsid="00255149"/>
    </style:style>
    <style:style style:name="T69" style:family="text">
      <style:text-properties officeooo:rsid="00280d1d"/>
    </style:style>
    <style:style style:name="T70" style:family="text">
      <style:text-properties officeooo:rsid="0029cece"/>
    </style:style>
    <style:style style:name="T71" style:family="text">
      <style:text-properties officeooo:rsid="002b0e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ummary Report</text:p>
      <text:p text:style-name="PL-Heading"><text:span text:style-name="T40">1. Research </text:span><text:span text:style-name="T41">Question and </text:span><text:span text:style-name="T40">Aims </text:span><text:span text:style-name="T59">- </text:span><text:span text:style-name="T49">250</text:span><text:span text:style-name="T48"> words</text:span></text:p>
      <text:p text:style-name="P7">ADD SOMETHING ABOUT DATA-DRIVEN DESIGN</text:p>
      <text:p text:style-name="PL-Paragraph"><text:span text:style-name="Emphasis"><text:span text:style-name="T38">The ability to generate complex </text:span></text:span><text:span text:style-name="Emphasis"><text:span text:style-name="T39">computational </text:span></text:span><text:span text:style-name="Emphasis"><text:span text:style-name="T38">models of architectural design proposals in rapidly increasing, but critical reflections of the consequences of such advances on architectural practice are not keeping pace.</text:span></text:span></text:p>
      <text:p text:style-name="P3"><text:span text:style-name="Emphasis"><text:span text:style-name="T25">Geometry and data are produced in huge quantities during a projects design life and </text:span></text:span><text:span text:style-name="Emphasis"><text:span text:style-name="T26">the d</text:span></text:span><text:span text:style-name="Emphasis"><text:span text:style-name="T25">igital models </text:span></text:span><text:span text:style-name="Emphasis"><text:span text:style-name="T26">that such data constitute </text:span></text:span><text:span text:style-name="Emphasis"><text:span text:style-name="T25">are used to simulat</text:span></text:span><text:span text:style-name="Emphasis"><text:span text:style-name="T26">e</text:span></text:span><text:span text:style-name="Emphasis"><text:span text:style-name="T25"> a building's performance, across a range of criteria, and to decide whether it is suitable to be built.. </text:span></text:span><text:span text:style-name="Emphasis"><text:span text:style-name="T26">Commercial design and analysis software mediates design processes and policy in the built environment as never before. </text:span></text:span><text:span text:style-name="Emphasis"><text:span text:style-name="T25">But by what means are such </text:span></text:span><text:span text:style-name="Emphasis"><text:span text:style-name="T26">models and </text:span></text:span><text:span text:style-name="Emphasis"><text:span text:style-name="T25">simulations created and in what way does the nature of the software itself </text:span></text:span><text:span text:style-name="Emphasis"><text:span text:style-name="T26">mediates the process and </text:span></text:span><text:span text:style-name="Emphasis"><text:span text:style-name="T25">contribute to the </text:span></text:span><text:span text:style-name="Emphasis"><text:span text:style-name="T26">outcomes?</text:span></text:span></text:p>
      <text:p text:style-name="P3"><text:span text:style-name="Emphasis"><text:span text:style-name="T27">My research takes, as its starting point, the view </text:span></text:span><text:span text:style-name="Emphasis"><text:span text:style-name="T28">that </text:span></text:span><text:span text:style-name="Emphasis"><text:span text:style-name="T26">is</text:span></text:span><text:span text:style-name="Emphasis"><text:span text:style-name="T27"> is the </text:span></text:span><text:span text:style-name="Emphasis"><text:span text:style-name="T29">closed</text:span></text:span><text:span text:style-name="Emphasis"><text:span text:style-name="T27"> nature of the software itself </text:span></text:span><text:span text:style-name="Emphasis"><text:span text:style-name="T26">that creates this unacknowledged mediation and through this project I will to </text:span></text:span><text:span text:style-name="Emphasis"><text:span text:style-name="T31">explore</text:span></text:span><text:span text:style-name="Emphasis"><text:span text:style-name="T26"> the following questions;</text:span></text:span></text:p>
      <text:p text:style-name="P3"><text:span text:style-name="T56">- What is a relevant definition for open source </text:span><text:span text:style-name="T57">methods for computational desig</text:span><text:span text:style-name="T58">n and simulatio</text:span><text:span text:style-name="T57">n in architecture </text:span><text:span text:style-name="T55">that is focused on the means of production, rather than the products themselves</text:span><text:span text:style-name="T57">?</text:span></text:p>
      <text:p text:style-name="P21">- How can such an open source methodology be implemented?</text:p>
      <text:p text:style-name="P4"><text:span text:style-name="Emphasis"><text:span text:style-name="T30">- What would the tools of such a methodology look like?</text:span></text:span></text:p>
      <text:p text:style-name="P4"><text:span text:style-name="Emphasis"><text:span text:style-name="T31">- How is the scientific knowledge created through spatial simulations and how can this process be 'open-sourced'?</text:span></text:span></text:p>
      <text:p text:style-name="P37"/>
      <text:p text:style-name="PL-Heading"><text:span text:style-name="T40">2. Context </text:span><text:span text:style-name="T59">- </text:span><text:span text:style-name="T52">500</text:span><text:span text:style-name="T48"> words</text:span></text:p>
      <text:p text:style-name="PL-Paragraph"><text:span text:style-name="T53">Many forms of contemporary architectural</text:span> <text:span text:style-name="T53">practice</text:span> <text:span text:style-name="T53">are increasingly</text:span> characterised by the use <text:span text:style-name="T53">of complex, sophisticated software for the design, analysis and production of projects. Previously, <text:s/>software such as CAD has been skeumorphic – mimicking non-computational techniques such as hand drawing – and predominantly providing impoverishments in speed of production and organisation of design material. However, current developments in the field of architectural software, such as BIM, represent a significant change in the relationship between the architect and the computational tools he/ she employs. </text:span></text:p>
      <text:p text:style-name="P22">Single design models can contain full geometric information - at a 'virtual' 1:1 scale – as well as massive amounts of data related to construction cost, environmental performance, energy use, structural stability. The tools for creating all of this data lie within a limited selection of proprietary, commercial software packages. The ability to access the raw data contained within such models, as well as the means to analyse and interpret it is limited to those with access to the software itself. Furthermore, the extent to which such technology mediates design processes is poorly understood.</text:p>
      <text:p text:style-name="P23">NEED TO ADD A BIT MORE ABOUT SIMULATION HERE</text:p>
      <text:p text:style-name="P24">THE RANGE OF SIMULATIONS....SPACE SYNTAX, ENVIRONMENTAL...WHY?</text:p>
      <text:p text:style-name="P24"><text:s/>AND THEN TRANSFERABLE TO OTHERS.....?</text:p>
      <text:p text:style-name="P25">CURRENT DIFFICULTIES WITH ENVIRONMENTAL SIMULATION....CARBON BUZZ, CLIMATE CHANGE ETC</text:p>
      <text:p text:style-name="P2"><text:span text:style-name="T54">'Open source' – <text:s/>is a widely understood concept, at least on a very broad level</text:span><text:span text:style-name="T55">, and it has been applied to contexts beyond its origins in the production of software. In architecture, there are now interesting examples of <text:s/>'open-sourcing' the designs and objects tat could be seen as representing the 'source-code' of a proposal or project. However, the software tools employed in architectural design practice are typically commercial and closed, therefore placing certain limits on the ability of non-professionals to adopt or engage in such design processes.</text:span></text:p>
      <text:p text:style-name="P2"><text:span text:style-name="T55">This difficulty is one that has been identified in the broader field of open source software, whereby an expert community of coders share and contribute to complex source code which has been made freely </text:span><text:soft-page-break/><text:span text:style-name="T55">available. The release of the source code, however, does not in itself widen the pool of potential contributors beyond the expert knowledge that would have been required whether or not the code was opens source. A further, common criticism of such 'historic' models of open source is that it merely replicates commercial software – open office vs Microsoft word for example – rather than providing creative alternatives. </text:span><text:span text:style-name="T58">Open source processes for computational design must avoid this trap.</text:span></text:p>
      <text:p text:style-name="P37"/>
      <text:p text:style-name="PL-Heading"><text:span text:style-name="T40">3. </text:span><text:span text:style-name="T41">Critical </text:span><text:span text:style-name="T69">Literature</text:span><text:span text:style-name="T41"> </text:span><text:span text:style-name="T60">- </text:span><text:span text:style-name="T49">1000</text:span><text:span text:style-name="T48"> words</text:span></text:p>
      <text:p text:style-name="P34">&gt; situated knowledge</text:p>
      <text:p text:style-name="PL-Paragraph">- techno-feminism</text:p>
      <text:p text:style-name="PL-Paragraph">- cyborgs and post humanism</text:p>
      <text:p text:style-name="PL-SubHeading"><text:span text:style-name="T70">&gt; </text:span>constructing <text:span text:style-name="T70">science</text:span> knowledge</text:p>
      <text:p text:style-name="P12">- science and simulation</text:p>
      <text:p text:style-name="P34">&gt; digital ecologies</text:p>
      <text:p text:style-name="PL-Paragraph">- <text:span text:style-name="T70">materiality of virtual technology</text:span></text:p>
      <text:p text:style-name="P26">- code and space</text:p>
      <text:p text:style-name="PL-Paragraph">- approaches to companion computing </text:p>
      <text:p text:style-name="P16"><text:span text:style-name="Emphasis"><text:span text:style-name="T50">ONTOLOGICAL POSITION</text:span></text:span></text:p>
      <text:p text:style-name="P16"><text:span text:style-name="Emphasis"><text:span text:style-name="T50"/></text:span></text:p>
      <text:p text:style-name="P1"><text:span text:style-name="Emphasis"><text:span text:style-name="T7">Using these theoretical strands, </text:span></text:span><text:span text:style-name="Emphasis"><text:span text:style-name="T24">the theoretical context </text:span></text:span><text:span text:style-name="Emphasis"><text:span text:style-name="T7">my </text:span></text:span><text:span text:style-name="Emphasis"><text:span text:style-name="T22">research</text:span></text:span><text:span text:style-name="Emphasis"><text:span text:style-name="T7"> focuses more specifically on three particular aspects of computing that are linked through the historical construction of contemporary understanding of what constitutes computational technology – algorithms, interface and simulation</text:span></text:span><text:span text:style-name="Emphasis"><text:span text:style-name="T12">.</text:span></text:span></text:p>
      <text:p text:style-name="PL-SubHeading"><text:span text:style-name="Emphasis"><text:span text:style-name="T34">A</text:span></text:span><text:span text:style-name="Emphasis"><text:span text:style-name="T35">lgorithm</text:span></text:span><text:span text:style-name="Emphasis"><text:span text:style-name="T36">s </text:span></text:span><text:span text:style-name="Emphasis"><text:span text:style-name="T35"><text:s/>–</text:span></text:span><text:span text:style-name="Emphasis"><text:span text:style-name="T33"> as an explicit records of </text:span></text:span><text:span text:style-name="Emphasis"><text:span text:style-name="T37">critical </text:span></text:span><text:span text:style-name="Emphasis"><text:span text:style-name="T33">process</text:span></text:span><text:span text:style-name="Emphasis"><text:span text:style-name="T37">es</text:span></text:span></text:p>
      <text:p text:style-name="P1"><text:span text:style-name="T44">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ext:span><text:span text:style-name="T45">But this </text:span><text:span text:style-name="T44">conflict is in fact a conflation. Whilst there is a formal separation between an algorithm and the data that </text:span><text:span text:style-name="T46">i</text:span><text:span text:style-name="T44">t requires to execute its tasks, the relationship between the two is such that an algorithm stripped of its data </text:span><text:span text:style-name="T47"><text:s/></text:span><text:span text:style-name="T44">– i.e. it's context – is no longer an algorithm. Therefore, the algorithm as an abstract concept is problematic </text:span><text:span text:style-name="Emphasis"><text:span text:style-name="T13"><text:s/>–</text:span></text:span><text:span text:style-name="Emphasis"><text:span text:style-name="T14"> you cannot simply 'think algorithmically' </text:span></text:span><text:span text:style-name="Emphasis"><text:span text:style-name="T15">[Goffey]</text:span></text:span><text:span text:style-name="Emphasis"><text:span text:style-name="T14">. </text:span></text:span><text:span text:style-name="Emphasis"><text:span text:style-name="T12">B</text:span></text:span><text:span text:style-name="Emphasis"><text:span text:style-name="T16">ut you can 'act' </text:span></text:span><text:span text:style-name="Emphasis"><text:span text:style-name="T14">algorithmically</text:span></text:span><text:span text:style-name="Emphasis"><text:span text:style-name="T16">. </text:span></text:span><text:span text:style-name="Emphasis"><text:span text:style-name="T12">Algorithms </text:span></text:span><text:span text:style-name="Emphasis"><text:span text:style-name="T16">are ways of recording </text:span></text:span><text:span text:style-name="Emphasis"><text:span text:style-name="T17">and distributing </text:span></text:span><text:span text:style-name="Emphasis"><text:span text:style-name="T16">action</text:span></text:span><text:span text:style-name="Emphasis"><text:span text:style-name="T17">s</text:span></text:span><text:span text:style-name="Emphasis"><text:span text:style-name="T16"> as well as communicating </text:span></text:span><text:span text:style-name="Emphasis"><text:span text:style-name="T17">them.</text:span></text:span></text:p>
      <text:p text:style-name="PL-SubHeading"><text:span text:style-name="Emphasis"><text:span text:style-name="T34">I</text:span></text:span><text:span text:style-name="Emphasis"><text:span text:style-name="T35">nterface</text:span></text:span><text:span text:style-name="Emphasis"><text:span text:style-name="T36">s </text:span></text:span><text:span text:style-name="Emphasis"><text:span text:style-name="T35"><text:s/>–</text:span></text:span><text:span text:style-name="Emphasis"><text:span text:style-name="T33"> as </text:span></text:span><text:span text:style-name="Emphasis"><text:span text:style-name="T37">social </text:span></text:span><text:span text:style-name="Emphasis"><text:span text:style-name="T33">models of involvement</text:span></text:span></text:p>
      <text:p text:style-name="P1"><text:span text:style-name="Emphasis"><text:span text:style-name="T18">Interface, and specifically the GUI, is what commonly <text:s/>marks the difference between 'code' and 'software'. </text:span></text:span><text:span text:style-name="Emphasis"><text:span text:style-name="T15">However, the knowledge of the user blurs this apparently clear distinction. Furthermore, </text:span></text:span><text:span text:style-name="Strong_20_Emphasis"><text:span text:style-name="T19"><text:s/>'Human Computer Interaction' (HCI) operates through an over simplification of feedback mechanisms </text:span></text:span><text:span text:style-name="Strong_20_Emphasis"><text:span text:style-name="T15">of </text:span></text:span><text:span text:style-name="Strong_20_Emphasis"><text:span text:style-name="T19"><text:s/>'stimulus' and 'response' </text:span></text:span><text:span text:style-name="Strong_20_Emphasis"><text:span text:style-name="T15">and as such, designing</text:span></text:span><text:span text:style-name="Strong_20_Emphasis"><text:span text:style-name="T19"> with a </text:span></text:span><text:span text:style-name="Strong_20_Emphasis"><text:span text:style-name="T15">(mythical) </text:span></text:span><text:span text:style-name="Strong_20_Emphasis"><text:span text:style-name="T19">'typical' user in mind </text:span></text:span><text:span text:style-name="Strong_20_Emphasis"><text:span text:style-name="T15">that is both empowered and made invisible [Fuller]. </text:span></text:span><text:span text:style-name="Strong_20_Emphasis"><text:span text:style-name="T20">Software interface is more usefully understood as </text:span></text:span><text:span text:style-name="Strong_20_Emphasis"><text:span text:style-name="T21">social </text:span></text:span><text:span text:style-name="Strong_20_Emphasis"><text:span text:style-name="T20">models of involvement within the complex processes that sit behind the screen.</text:span></text:span></text:p>
      <text:p text:style-name="PL-SubHeading"><text:span text:style-name="Emphasis"><text:span text:style-name="T34">S</text:span></text:span><text:span text:style-name="Emphasis"><text:span text:style-name="T35">imulation</text:span></text:span><text:span text:style-name="Emphasis"><text:span text:style-name="T36">s </text:span></text:span><text:span text:style-name="Emphasis"><text:span text:style-name="T35"><text:s/>–</text:span></text:span><text:span text:style-name="Emphasis"><text:span text:style-name="T33"> as </text:span></text:span><text:span text:style-name="Emphasis"><text:span text:style-name="T37">speculative </text:span></text:span><text:span text:style-name="Emphasis"><text:span text:style-name="T33">open experiments</text:span></text:span></text:p>
      <text:p text:style-name="P8"><text:span text:style-name="Strong_20_Emphasis"><text:span text:style-name="T8">Simulation is intertwined with both the historical development of computational technology and science and a wider understanding of its potential uses. Cybernetics, and the subsequent research into Artificial </text:span></text:span><text:soft-page-break/><text:span text:style-name="Strong_20_Emphasis"><text:span text:style-name="T8">Intelligence is indicative of this duality. The architecture of a computer memory is a simulation of the human brain that the computer then seeks to further simulate through (algorithmic) techniques such as neural networks </text:span></text:span><text:span text:style-name="Strong_20_Emphasis"><text:span text:style-name="T42">[</text:span></text:span><text:span text:style-name="Strong_20_Emphasis"><text:span text:style-name="T43">Slack</text:span></text:span><text:span text:style-name="Strong_20_Emphasis"><text:span text:style-name="T42">]</text:span></text:span><text:span text:style-name="Strong_20_Emphasis"><text:span text:style-name="T8">. Simulation represents that potentials and dangers of computational technology. <text:s/></text:span></text:span><text:span text:style-name="Strong_20_Emphasis"><text:span text:style-name="T9">They </text:span></text:span><text:span text:style-name="Strong_20_Emphasis"><text:span text:style-name="T10">risk </text:span></text:span><text:span text:style-name="Strong_20_Emphasis"><text:span text:style-name="T9">tak</text:span></text:span><text:span text:style-name="Strong_20_Emphasis"><text:span text:style-name="T10">ing</text:span></text:span><text:span text:style-name="Strong_20_Emphasis"><text:span text:style-name="T9"> the simplified abstraction of the complexity of the world and return it as it's underlying structure </text:span></text:span><text:span text:style-name="Strong_20_Emphasis"><text:span text:style-name="T8">[Hayles, Harraway</text:span></text:span><text:span text:style-name="Strong_20_Emphasis"><text:span text:style-name="T22">]</text:span></text:span></text:p>
      <text:p text:style-name="P8"><text:span text:style-name="Strong_20_Emphasis"><text:span text:style-name="T22"/></text:span></text:p>
      <text:p text:style-name="P8"><text:span text:style-name="Strong_20_Emphasis"><text:span text:style-name="T22">Something about inscription devices etc and lab life [</text:span></text:span><text:span text:style-name="Strong_20_Emphasis"><text:span text:style-name="T8">Latour]. </text:span></text:span></text:p>
      <text:p text:style-name="P8"><text:span text:style-name="Strong_20_Emphasis"><text:span text:style-name="T8"/></text:span></text:p>
      <text:p text:style-name="P8"><text:span text:style-name="Strong_20_Emphasis"><text:span text:style-name="T8">Furthermore, our ability to contest the conclusions of complex simulation is limited by access to both hardware, through the difference between elite and personal computing power [Eglash] and software, through </text:span></text:span><text:span text:style-name="Strong_20_Emphasis"><text:span text:style-name="T11">commercial</text:span></text:span><text:span text:style-name="Strong_20_Emphasis"><text:span text:style-name="T8"> dominance </text:span></text:span><text:span text:style-name="Strong_20_Emphasis"><text:span text:style-name="T11">and control.</text:span></text:span><text:span text:style-name="Strong_20_Emphasis"><text:span text:style-name="T8"> </text:span></text:span></text:p>
      <text:p text:style-name="P13"/>
      <text:p text:style-name="PL-Heading"><text:span text:style-name="T40">4. Methodology </text:span><text:span text:style-name="T58">- </text:span><text:span text:style-name="T52">500</text:span><text:span text:style-name="T48"> words</text:span></text:p>
      <text:p text:style-name="P15"><text:span text:style-name="T51">ONTO-</text:span><text:span text:style-name="T50">EPISTIMELOGICAL </text:span><text:span text:style-name="T51">POSITION </text:span><text:span text:style-name="T52">- </text:span><text:span text:style-name="Strong_20_Emphasis"><text:span text:style-name="T52">realities are made and remade.</text:span></text:span></text:p>
      <text:p text:style-name="P27">&gt; STS Methodology</text:p>
      <text:p text:style-name="P9"><text:span text:style-name="T63">&gt; </text:span>feminist methodology</text:p>
      <text:p text:style-name="P28"><text:s/>- My methodological position begins with statement that science produces its realities, as well as describing them [Latour, Law]. <text:s/></text:p>
      <text:p text:style-name="PL-Paragraph"><text:span text:style-name="T3">'envisioning practices are multiple and situated - and therefore are, in some way 'assembled'. the cyborg manifesto is, in the end, about such 'partial connections' as method assemblies.</text:span><text:span text:style-name="Strong_20_Emphasis"><text:span text:style-name="T3"> </text:span></text:span><text:span text:style-name="Strong_20_Emphasis"><text:span text:style-name="T6">[Haraway]</text:span></text:span></text:p>
      <text:p text:style-name="P29"/>
      <text:p text:style-name="P10"><text:span text:style-name="T63">&gt; </text:span>open source methodology – Social<text:span text:style-name="T66"> coding through versioning</text:span></text:p>
      <text:p text:style-name="P10"><text:span text:style-name="T65">- </text:span>urban versioning <text:span text:style-name="T65">[Fuller and Haque]</text:span></text:p>
      <text:p text:style-name="P11">**continuous**collaborative**concurrent**</text:p>
      <text:p text:style-name="P6"><text:span text:style-name="T63">- </text:span>Collaborative Behaviour (Commit) - parts, components, assemblies</text:p>
      <text:p text:style-name="P6"><text:span text:style-name="T63">- </text:span>Concurrent Behaviour (Branch) - Many versions</text:p>
      <text:p text:style-name="P11"><text:span text:style-name="T5">- </text:span><text:span text:style-name="T4">C</text:span><text:span text:style-name="Strong_20_Emphasis"><text:span text:style-name="T4">ontinuous Behaviour (Merge) – Authorship</text:span></text:span></text:p>
      <text:p text:style-name="PL-SubHeading">Methods for Software Studies – Genealogical trace</text:p>
      <text:p text:style-name="PL-Paragraph"><text:span text:style-name="T66">I will adopt methods associated with an emerging field in social science research - Software Studies. In proposing a 'Manifesto for Software Studies, Kitchin and Dodge identify 'genealogies' as a suitable method for research into how code</text:span><text:span text:style-name="T67"> </text:span><text:span text:style-name="T66">emerges. </text:span><text:span text:style-name="T64"><text:s/>Whereas, Latour follows </text:span><text:span text:style-name="T66">'materiality' through the scientific processes, <text:s/>a genealogy of software traces the code, the iterations and the unfolding versions. </text:span><text:span text:style-name="T67">This method will be employed to construct a genealogy of existing software as well as informing the means by which future software should be created</text:span></text:p>
      <text:p text:style-name="P35">Github as a genealogical method of software study</text:p>
      <text:p text:style-name="P5"><text:span text:style-name="T66">Github is a </text:span><text:span text:style-name="T67">versioning technology and </text:span><text:span text:style-name="T66">platform for 'social coding', based on the popular Git versionning software. </text:span><text:span text:style-name="T67">As with much versioning software, Github creates structure databases of changes to shared code projects, in the form of 'branches', 'merges' and 'commits']. While Github itself provides some analysis tools, the structured data sets that it produces can be extracted for custom analysis and visualisation.</text:span></text:p>
      <text:p text:style-name="PL-SubHeading"><text:span text:style-name="T60">Technological agency –</text:span><text:span text:style-name="T67"> a 'meta-fab-lab'</text:span></text:p>
      <text:p text:style-name="P11"><text:span text:style-name="T67">Finally, I propose to locate the production of the new technological devices outside of the traditional university environment and to follow the 'fab-lab' approach of locating technological tools and knowledge in a publicly accessible. Whereas 'fab-labs', as the name suggests, are often associated with </text:span><text:soft-page-break/><text:span text:style-name="T67">'material', this will be a lab about methods – a kind of 'meta-fab-lab'. </text:span><text:span text:style-name="T68">T</text:span><text:span text:style-name="T67">herefore </text:span><text:span text:style-name="T68">e</text:span><text:span text:style-name="T67">lements of my research will be conducted </text:span><text:span text:style-name="T68">at the open access IT/media lab <text:s/>AccessSpace <text:s/>in Sheffield, particularly those related to the making of technological devices. </text:span></text:p>
      <text:p text:style-name="P30"/>
      <text:p text:style-name="PL-Paragraph"><text:span text:style-name="Strong_20_Emphasis"><text:span text:style-name="T3"/></text:span></text:p>
      <text:p text:style-name="PL-SubHeading"><text:span text:style-name="T40">5. Research outcomes </text:span><text:span text:style-name="T58">- </text:span><text:span text:style-name="T1">250</text:span><text:span text:style-name="T2"> words</text:span></text:p>
      <text:p text:style-name="PL-Paragraph"><text:span text:style-name="Emphasis"><text:span text:style-name="T25">Through </text:span></text:span><text:span text:style-name="Emphasis"><text:span text:style-name="T32">the following </text:span></text:span><text:span text:style-name="Emphasis"><text:span text:style-name="T25">case studies I will the means by which such scientific knowledge is created through the development of spatial simulation</text:span></text:span><text:span text:style-name="Emphasis"><text:span text:style-name="T32">s</text:span></text:span></text:p>
      <text:p text:style-name="PL-SubHeading"><text:span text:style-name="Emphasis">CASE STUDY ON SPACE SYNTAX </text:span><text:span text:style-name="Emphasis"><text:span text:style-name="T61">AS SOFTWARE THROUGH SPATIAL SIMULATION THROUGH 'GENEALOGICAL' ANALYSIS</text:span></text:span></text:p>
      <text:p text:style-name="PL-Paragraph"><text:span text:style-name="Emphasis"><text:span text:style-name="T25">- '</text:span></text:span><text:span text:style-name="Emphasis"><text:span text:style-name="T32">G</text:span></text:span><text:span text:style-name="Emphasis"><text:span text:style-name="T25">enealogical' analysis of </text:span></text:span><text:span text:style-name="Emphasis"><text:span text:style-name="T32">S</text:span></text:span><text:span text:style-name="Emphasis"><text:span text:style-name="T25">pace </text:span></text:span><text:span text:style-name="Emphasis"><text:span text:style-name="T32">S</text:span></text:span><text:span text:style-name="Emphasis"><text:span text:style-name="T25">yntax as spatial simulation software</text:span></text:span></text:p>
      <text:p text:style-name="P14"><text:span text:style-name="Emphasis">CASE STUDY ON </text:span><text:span text:style-name="Emphasis"><text:span text:style-name="T61">DATA STREAMS AN DISTRIBUTED COMPUTING</text:span></text:span></text:p>
      <text:p text:style-name="PL-Paragraph"><text:span text:style-name="Emphasis"><text:span text:style-name="T25">- </text:span></text:span><text:span text:style-name="Emphasis"><text:span text:style-name="T32">Using twitter to c</text:span></text:span><text:span text:style-name="Emphasis"><text:span text:style-name="T25">reat</text:span></text:span><text:span text:style-name="Emphasis"><text:span text:style-name="T32">e</text:span></text:span><text:span text:style-name="Emphasis"><text:span text:style-name="T25"> 'open', publicly accessible streams of computational design </text:span></text:span><text:span text:style-name="Emphasis"><text:span text:style-name="T32">data geometry and simulation data, specifically environmental data</text:span></text:span></text:p>
      <text:p text:style-name="P14"><text:span text:style-name="Emphasis">CASE STUDY ON S</text:span><text:span text:style-name="Emphasis"><text:span text:style-name="T61">IMBOT AS COMPANION SOFTWARE</text:span></text:span></text:p>
      <text:p text:style-name="PL-Paragraph"><text:span text:style-name="Emphasis"><text:span text:style-name="T25">- Topologically dynamic visualisation tools capable of access and provide feedback on such streams</text:span></text:span></text:p>
      <text:p text:style-name="PL-SubHeading"><text:span text:style-name="Emphasis"><text:span text:style-name="T62">A NEW OPEN SOURCE METHODOLOGY</text:span></text:span></text:p>
      <text:p text:style-name="PL-Paragraph"><text:span text:style-name="Emphasis"><text:span text:style-name="T23">- informed by the above case studies</text:span></text:span></text:p>
      <text:p text:style-name="P31">“recording the process of making the inscription devices”</text:p>
      <text:p text:style-name="P33"><text:span text:style-name="T71">kitchin</text:span></text:p>
      <text:p text:style-name="P32"><text:span text:style-name="T71"/></text:p>
      <text:p text:style-name="P18"><text:span text:style-name="T71">their proposal is not abut the 'networked society' [Castells] , which has been the focus of much work in social sciences and humanities. This strand of research has focused on the transformative effects of network technologies - increased speed of communication for example - and their role in the shift from industrial to post-industrial societies. Within this discourse, software has, for the most part, not been considered. 'Code/ Space' is based on the relatively new field of 'software studies', which is concerned with the 'etiology of code', and is particularly concerned with using the spatialization of software [and code] as a starting point for theorizing software.</text:span></text:p>
      <text:p text:style-name="Text_20_body">"Code/ Space occurs when software and the spatiality of everyday life becomes mutually constituted, that is, produced by one another." [p16]</text:p>
      <text:p text:style-name="Text_20_body">They make a clear distinction between 'coded space' and 'code/ space', defining coded spaces as spaces where the presence of code makes a difference but it's relationship with space is not . One example they give is of the use of powerpoint to present to an audience. Code/ spaces can be identified where the presence of the code is required fro the space to perform as designed, such as the security area of an airport. The relationship between code and space is to seen as deterministic, rather the relationship is symbiotic.</text:p>
      <text:p text:style-name="Text_20_body">&gt;&gt;&gt; code/space in technologised building.....</text:p>
      <text:p text:style-name="Text_20_body">-  Thermostats and feedback loops. most of us are familiar with this type of control to regulate temperature in our own homes. This basic system of environmental control can be seen in the kind of large scale, complex Building Managment Systems [BMS] that are commonly used in larger building.When such systems crash or do not function correcctly, the building will not function as intended and may even become unusable. Such buildings make for coded/ space.</text:p>
      <text:p text:style-name="Text_20_body">The technology, its functionality  and capability create another feedback loop across a larger time scale than the continual regulation of temperature in a given room. The loop feeds back to the designer. Opening windows or depth of plan, as well as many other design parameters are inked to the technology that is embedded in the space through this loop.</text:p>
      <text:p text:style-name="Text_20_body">Code/ space, as a theoretical concept, is concerned with code in both the production of space and the functioning of it. Environmental simulation software is used to create the code/space described above. Other forms of spatial simulation are central to the design of the space but not its function - structural engineering software, or even more specialist code such as space syntax for example. Extending the principles of code/space to 'simulated space' is important in developing a strand of software studies that can applied to both 'architecture' and 'architectural practice'.</text:p>
      <text:p text:style-name="Text_20_body">In terms of environmental design, the software does not simply 'augment' a pre-existing process, it defines a new one. Previously research into building performance was translated into rule of thumbs guidance,that could be applied  'manually', or laborious hand calculations of daylight may be required. Rapid increases in computing power and software sophistication have changed the way in which these calculations are made and conclusions are drawn. It influences not just the types of space that may be constructed, but it shapes the regulatory framework in which the designers operate.</text:p>
      <text:p text:style-name="Text_20_body">the carbon buzz initiative creates a platform for building designers and operators to compare simulated and actual environmental performance. While it is currently far from a comprehensive database [the project os still in its early stages], it highlights very clearly two crucial things. The first, and most obvious, is the discrepancy between the 'designed' and the 'actual' performance and actual energy use is shown to be significantly higher than predicted. In some cases the difference is so significant that if the 'true' figures were presented at the design phase the project would not have met the relevant regulatory requirements. Much valuable research has been and continues to be carried out identifying the reasons for such discrepancies, examining things such as the end users <text:soft-page-break/>familiarity with the buildings control systems.</text:p>
      <text:p text:style-name="Text_20_body">The second aspect is linked to the ease with which this discrepancy can be identified, and is linked to the central theme of my research. Both the predicted and measured performance of building is reduced to a a single 'grade'  - A, B, C etc. The complexity of the simulated model - thousands of triangular faces of geometery, lists of materials, calculations made for every hour of every day -  has been simplified to a single character. The more complex the simulation, the greater the simplification required to describe a single point within it. The software created an idealised version of the space, and returned it as [im]perfect built form.</text:p>
      <text:h text:style-name="P17" text:outline-level="4"><text:span text:style-name="T71">2 The nature of software</text:span></text:h>
      <text:p text:style-name="Text_20_body"> "Software thus abstracts the world into defined, stable ontologies of capta and sequences of commands that define relations between capta ad details how that capta should be processed." [p27]</text:p>
      <text:p text:style-name="Text_20_body">Agency is held in the algorithm</text:p>
      <text:p text:style-name="Text_20_body">Software is made of code</text:p>
      <text:p text:style-name="Text_20_body">abstracted ,stable code is algorithm</text:p>
      <text:p text:style-name="Text_20_body">'a digital subjectivity'</text:p>
      <text:p text:style-name="Text_20_body">the agency of software, beyond the more common idea of software as something that has 'secondary agency' [i.e. that it extends the agency its creator or deployer]. Kitchin and Dodge, with reference to Mackenzie, go further stating the software has, in fact, direct effects on the environment which it operates. It is power though is relational - it is a capacity of software rather than a property - and it varies between software, depending on its capacity to mesh with society.</text:p>
      <text:p text:style-name="Text_20_body">They talk in general about tools in practice, not as discrete things, with capacities that are realised by interactions with people.</text:p>
      <text:p text:style-name="Text_20_body">models of climate change are used to illustrate how theories and empirical observations are formalised in a mathematical model, the translated to code which simulates [or, as they say creates narratives about] future climate behaviour.</text:p>
      <text:p text:style-name="Text_20_body">They make the case that such models have come to underpin the global policy discussions surrounding climate change. The way in which these computational models have such agency is bound to the process of creating the model itself.</text:p>
      <text:p text:style-name="Text_20_body">Climate change models and simulations represent arguably the greatest collaborative project ever undertaken, with researches sharing data and resources whilst working towards a single, shared goal, in an unprecedented way. This, in a way, is a 'self-validation' of the usefulness of the outcome - if all of the 'scientific community' is behind this project then it must be valuable. Its very scale means that it cannot be challenged [leaving to one side those who simply do not 'believe' in man made climate change'].</text:p>
      <text:p text:style-name="Text_20_body">But what of the consequences of this scientific project?</text:p>
      <text:p text:style-name="Text_20_body">If the models are tools for understanding the problems facing the planet due to man-made climate change, they are certainly not interested in offering the solution to them. As Kitchin and Dodge note, the simulations have traction in the policy debate because they are successful at visualising the data  - the planet makes an attractive spatial field on to which project the data.</text:p>
      <text:p text:style-name="Text_20_body">"A key element of the success of such models is their ability to generate (spatial) capta that can be visualised to create compelling inscriptions." [p30]</text:p>
      <text:p text:style-name="Text_20_body">And yet, inspite of the colossal shared effort in creating them and the obvious success in communicating the findings, the prinicple global policy debate around the issue of climate change has centered around what constitutes an acceptable rise in global temperature. The complexity of <text:soft-page-break/>the model is reduced to a single point.</text:p>
      <text:p text:style-name="Text_20_body">THEORY=MATHEMATICS=CODE=STORY [p30 Kitchin and Dadge quoting Gramelsberger]</text:p>
      <text:p text:style-name="Text_20_body">"The models analyse the world, the world responds to the models." [p30]</text:p>
      <text:p text:style-name="Text_20_body">The scientific model, simulation changing climate, makes no effort to engage with the political dimensions of either the problem or the solution. [REF TO AHRA conference] It is not a 'forensic' model, it is not able to direct analysis of the consEquences of climate change at anything other than the macro scale. It is not interested micro level - blame for example</text:p>
      <text:p text:style-name="P32"><text:span text:style-name="T71"/></text:p>
      <text:p text:style-name="P32"><text:span text:style-name="T71">hayles – how we think</text:span></text:p>
      <text:p text:style-name="P32"><text:span text:style-name="T71"/></text:p>
      <text:p text:style-name="P18"><text:span text:style-name="Strong_20_Emphasis"><text:span text:style-name="T71">humanties....academic courses, research projects etc.</text:span></text:span></text:p>
      <text:p text:style-name="Text_20_body">- consequences across a range of scales....</text:p>
      <text:p text:style-name="P19">&gt; file types and email communication</text:p>
      <text:p text:style-name="P19">&gt;&gt; access to online resources - e.g. published research</text:p>
      <text:p text:style-name="P19">&gt;&gt; citations</text:p>
      <text:p text:style-name="Text_20_body">- media influences activity at these scales, so what are the consequences? how do we think differently?</text:p>
      <text:p text:style-name="Text_20_body"> </text:p>
      <text:p text:style-name="Text_20_body"><text:span text:style-name="Strong_20_Emphasis">the keyboard becomes an extension of oneself self, rather than an external device. </text:span></text:p>
      <text:p text:style-name="Text_20_body"><text:span text:style-name="Emphasis">this is the start of a specific approach to understanding 'inscription devices'. For Latour, the inscription device is piece of equipment that is 'making the truths' - the science is socially constructed and Latour makes the step to include the inscription device within the network of social interactions that describe the process.Clearly the 'inscription device' is a general term. Hayles is making a specific formulation that reflects the 'intelligence of machines' and its combinatory consequences with human cognition. </text:span></text:p>
      <text:p text:style-name="Text_20_body"><text:span text:style-name="Emphasis">Hayles is making her point at a different level of network 'granularity'. When talking about digital devices, the inscription device is not a node in a network of interactions but is 'cyerneticlly' speaking, part of our selves. The device, made by humans, changes humans. [This is how we became post human]. </text:span></text:p>
      <text:p text:style-name="Text_20_body"><text:span text:style-name="Emphasis">The cognitive possibilities of computational inscription devices [either 'real' for 'conferred'] is crucial to the way in which Hayles develops her approach</text:span></text:p>
      <text:p text:style-name="Text_20_body"><text:span text:style-name="Emphasis">This is not about techno-determinism. Computational technology is not created in a vacuum and gifted to an unsuspecting humanity who are modified and enslaved by it means of operation. </text:span></text:p>
      <text:p text:style-name="Text_20_body"><text:span text:style-name="Emphasis">This approach is about a process of dynamic post-human assembly that also in someway describes the network of interaction that goes to construct the science and technology that feeds it. </text:span></text:p>
      <text:p text:style-name="P18"><text:span text:style-name="Strong_20_Emphasis"><text:span text:style-name="T71"/></text:span></text:p>
      <text:h text:style-name="P17" text:outline-level="4"><text:span text:style-name="Strong_20_Emphasis"><text:span text:style-name="T71">2. The Digital Humanities</text:span></text:span></text:h>
      <text:h text:style-name="Heading_20_5" text:outline-level="5"><text:line-break/>Database</text:h>
      <text:p text:style-name="Text_20_body">Hayles makes the point that databases, in the context of Digital Humanities, represent a new field.<text:line-break/><text:line-break/><text:soft-page-break/>Database are different from 'data sets. They are really about the structure of the data, building the relations between otherwise discrete entries. Technology for creating and accessing databases is common in many quantitive fields. The common ecosystem surrounding databas techology would be the creation of a central, relational database, into which the data set can be continually placed. Satellite application can then be created to interrogate this, now structured, data. Each applications is typically created with a spefic invetigative puropose in mind [EXAMPLE]<text:line-break/><text:line-break/>Hayles is making the point that, when applied to humanities [or other qualitative] fields, the database becomes a methodological approach rather than just a tool. The the database system encourages multiple questioning of the central ['shared'] resource. Each investigation creates outcomes based on the original data and a wider range of interpretation. Therefore the design of the research project, the approach to the openness of, and access to, data as well as the actual outcomes from the interrogation of the data is influenced by the structure of the technology.<text:line-break/><text:line-break/>The database itself is, of course, not neutral.</text:p>
      <text:p text:style-name="Text_20_body">"...[DATABASES] are different kinds of cultural forms, embodying different cognitive, technical, psychological, and artistic modalities and and offering different ways to instantiate concepts....." [p40]</text:p>
      <text:h text:style-name="Heading_20_5" text:outline-level="5">Code</text:h>
      <text:p text:style-name="Text_20_body">Hayles talks about code in terms of a desire to make explicit our performative requirements of the device for which our instructions are intended.  translating our 'desires' into exectuable code [i.e.machine readable] is a process that reveals more explicitly the underlying intentions and perhaps consequences of actions that may otherwise remain hidden.</text:p>
      <text:p text:style-name="Text_20_body">code is the interlayer - the negotiated territory between the machine and the human. readable by both understood by neither. it is like using a phrasebook in a foreign country - it makes it possible to communicate requirements, but the is no possibility for dialogue.</text:p>
      <text:p text:style-name="Text_20_body">But the relationship is not very balanced. Our interaction with the 'human' readable code is mediated by the machine. Text highlighting, according to programming language is a common feature IDE software [integrated development environments] - a kind of spell checker for coding [mercifully there is no paper clip].</text:p>
      <text:p text:style-name="Text_20_body">But the machine is 'us' - a material instantiation of a situated science. The machine is male. White. And western. So too is the code. What would a non-western' computer science look like?</text:p>
      <text:p text:style-name="Text_20_body">Therefore, understanding code as tool or more broadly 'craft' shouldn't constitute an engagement with technology. Addressing the underlying consequences of using code uncover a method of code.</text:p>
      <text:p text:style-name="Text_20_body">- explicit, shared staments</text:p>
      <text:p text:style-name="Text_20_body">- recorded for reuse or change</text:p>
      <text:p text:style-name="Text_20_body">Developing a methodological approach to code goes someway to creating the interface between those who code and those who don't [this is an often repeated, but rarely resolved aim with regard to non-experts engaging with computational technology, without having to develop detailed knowledge of the tools].</text:p>
      <text:h text:style-name="P17" text:outline-level="4"><text:span text:style-name="Strong_20_Emphasis"><text:span text:style-name="T71">3. Tech-TOC</text:span></text:span></text:h>
      <text:p text:style-name="Text_20_body"><text:span text:style-name="Emphasis">The co-evolution of humans and tools</text:span></text:p>
      <text:p text:style-name="Text_20_body">Anthropological definition of tool - an artifact used to make another artifact</text:p>
      <text:p text:style-name="Text_20_body">Materiality - not an ontological characteristic. It comes into existence through the focus on particular aspects of interest. The materialzation of computers, for example, is explored through any <text:soft-page-break/>number of its 'physical' attributes [screen, metals etc]</text:p>
      <text:p text:style-name="Text_20_body">Hayles states that the difficulty of doing this with complex computer devices [not widely understood, micro scale, huge range of process and materials etc] have caused the "virtuality of technical objects" [p91]</text:p>
      <text:p text:style-name="Text_20_body">Physical attributes are necessary, bu insufficient for exploring technological innovation.</text:p>
      <text:p text:style-name="Text_20_body">Hayles gives further descriptions of different types of materiality, as esposed by Atthew Kirschenbauem.</text:p>
      <text:p text:style-name="Text_20_body">Forensic materiality - examination of physical evidence at at the micro scale</text:p>
      <text:p text:style-name="Text_20_body">Formal materiality - analogous to examining the formal structures of a software program, rather than the minutea of each line of code.</text:p>
      <text:p text:style-name="Text_20_body">They both must exist in a physical substrate to exist - which could be it being written on a piece of paper.This is illustrated with an quoted anecdote about whether the written artifact produced by a scientist's was a record of the the thinking behind the work [the view of the historian in the anecdote, or the work itself [as claimed by the scientist]. The anecdote is used by Andy Clarke to illustrate 2 cognitive modes</text:p>
      <text:p text:style-name="Text_20_body">- EXTENDED</text:p>
      <text:p text:style-name="Text_20_body">- BRAINBOUND</text:p>
      <text:p text:style-name="Text_20_body"> </text:p>
      <text:p text:style-name="Text_20_body">This, again, is making a more specific definition of an inscription device that is computational</text:p>
      <text:p text:style-name="P18"><text:span text:style-name="Strong_20_Emphasis"><text:span text:style-name="T71"/></text:span></text:p>
      <text:h text:style-name="P17" text:outline-level="4"><text:span text:style-name="Strong_20_Emphasis"><text:span text:style-name="T71">6. Narrative and Database</text:span></text:span></text:h>
      <text:p text:style-name="Text_20_body"><text:span text:style-name="Emphasis">+++++THIS IS ABOUT INTERFACE+++++++</text:span></text:p>
      <text:p text:style-name="Text_20_body">Hayles describes a symbiosis between narrative and database, which she states are more usually seen in opposition</text:p>
      <text:p text:style-name="Text_20_body">Databases are self-descriptive - just look inside it. Its structure is not 'hidden' from view it is explicit. The making of a database it not a neutral process but the database itself is at least honest.</text:p>
      <text:p text:style-name="Text_20_body">However, the self-descriptive, 'honest' database does not exist in isolation. As described previously, the database exists in a network of tools for interrogating its contents. Viewing the database as a part of such a system [rather than seeing it as the system itself] reveals the relationship between database and narrative that Hayles proposes.</text:p>
      <text:p text:style-name="Text_20_body">Hayles suggests that in order to interrogate and interpret, we require narrative. And that data 'tells us a story'.</text:p>
      <text:p text:style-name="Text_20_body">The design and building of the database should not be the populating of pre-existing structure with 'collected data'. The non-neutrality of the database itslef, and its symbiosis with its interrogators indicates that its process of realisation should be a dynamic one.</text:p>
      <text:p text:style-name="Text_20_body">Hayles goes on to discuss the significance of this on spatailised databases such as GIS, that do not live up to what she calls 'Doreen Massey's dream':</text:p>
      <text:p text:style-name="Text_20_body">"to replace the idea of space as an inert container with a conceptualization of it as an emergent property constructed through inter-relations containing diverse simultaneous trajectories." <text:span text:style-name="Strong_20_Emphasis">[p183]</text:span></text:p>
      <text:p text:style-name="Text_20_body">Qualitative history, specifically 'spatial history' is used here as an example of a field that would benefit from the combined 'database and narrative' approach.</text:p>
      <text:p text:style-name="Text_20_body">Hayles is critical of the over-reliance of the static, cartesian manifold that characterises <text:soft-page-break/>contemporary mapping technology such as GIS and google maps but goes on to state the potentials of 'spatial databases' has not been fully explored. The possibilty for spatialising [and therefore 'overlaying'] of dynamic social practices - in other words choosing an absolute [spatial] structure for the database - opens many possibilities for combing vast and otherwise disperate datasets.</text:p>
      <text:p text:style-name="Text_20_body">The link here is to contemporary technology in Architectural practice. BIM, which we could describe as a 3D GIS at the scale of a building. The criticism of GIS, and therefore BIM is not in the use of a universal spatial system on which the data is placed. It is that such a structre does not allow for either an 'open-ness' of overlay [i.e. the combination of different data forms] or interrogation [i.e. interaction with the data itself]. Most endeavour to do with open-ness is actually about interoperability [e.g. file types, preservation of data between commercial , proprietary file types etc] rather than these other issues. Querying these spatial databases requires the original software itself.</text:p>
      <text:p text:style-name="Text_20_body">BIM is based on an 'object orientated' database [GIS is moving towards this structure as well]. It is interesting to note that BIM is a non-skeumorphic [in terms of architectural design practices and devices] software platform and adopted the object-oriented approach from the outset, whereas GIS is a skeumorph - a clear echo of the planar map - and has struggled, as hayles describes, to adopt the object-oriented approach.</text:p>
      <text:p text:style-name="Text_20_body">Hayles identifies OO databases as being able to satisfy Maseys 'dream' but goes on to state that the specialized nature of OO databases mean that little cross-disciplinary standardisation of approach has occurred and that this creates a limit to its current potential.</text:p>
      <text:p text:style-name="Text_20_body">A further problem in OO approaches - in terms of BIM and in software development more generally - is the question of who defines the objects. In terms of geometry 'pure' geometry held in a model file, a BIM model is really any different to other 3D file types such as .obj or stl. Its underlying OO database provides an organisational structure that 'translates' the geometric primitives [lines, faces] into objects [walls, columns, pipes]. But i cannot easily control the process by which these primitives become objects - i can draw a wall but i do not have the option to describe what constitutes <text:span text:style-name="Emphasis">any</text:span> wall [or <text:span text:style-name="Emphasis">any</text:span> column]. The aggregation of primitives into objects is not dynamic. It is 'hard-coded' into the software and reinforced through the tools palettes. and menus.</text:p>
      <text:p text:style-name="Text_20_body">The database structure is not neutral and it is not incedental. It is designed, with a specific purpose in mind and the interface exists not to 'query' it but instead to populate it.</text:p>
      <text:p text:style-name="Text_20_body"> </text:p>
      <text:p text:style-name="Text_20_body"> </text:p>
      <text:p text:style-name="P18"><text:span text:style-name="Strong_20_Emphasis"><text:span text:style-name="T71">stengers</text:span></text:span></text:p>
      <text:p text:style-name="P18"><text:span text:style-name="Strong_20_Emphasis"><text:span text:style-name="T71"/></text:span></text:p>
      <text:h text:style-name="P20" text:outline-level="3"><text:span text:style-name="Strong_20_Emphasis"><text:span text:style-name="T71">SCIENCE UNDER THE SIGN OF THE EVENT</text:span></text:span></text:h>
      <text:p text:style-name="Text_20_body">&gt;&gt;&gt; BUT WHAT CONSTITUTES 'AN EVENT' ?????</text:p>
      <text:p text:style-name="Text_20_body">what is the difference between HOW and WHY. Stengers suggests that there is a hierachy - the HOW determines what the WHY is permitted to explain. The WHY is not autonomous.</text:p>
      <text:p text:style-name="Text_20_body">Uses Galileo's 'science of motion' as example...</text:p>
      <text:p text:style-name="Text_20_body">- it creates a division - selecting who can participate in the HOW ['things'] and those that come after...THE WHY ['humans']</text:p>
      <text:p text:style-name="Text_20_body">- Galileos' 'fiction'....something that is constructed in abstract, rather than observed n nature</text:p>
      <text:p text:style-name="Text_20_body">- Galileo justifies his 'fiction' using his 'apparatus' and that which his apparatus does not describe is excluded as 'not science' [The diagram of the inclined plane and table along which a ball roles,is his abstract apparatus]</text:p>
      <text:p text:style-name="Text_20_body"><text:soft-page-break/>- any criticism of his theory as abstract and not observed is therefore turned into the means by which his 'fiction' is justified - an abstract apparatus that excludes</text:p>
      <text:p text:style-name="Text_20_body">it is an artifact of the 'laboratory' - in this case the lab is the diagram</text:p>
      <text:p text:style-name="Text_20_body">"...this is simply a world answering to a definition elaborated in the abstract." [p84]</text:p>
      <text:p text:style-name="Text_20_body">Furthermore, Stengers goes on identify one of the effects of the event [galileo's science of motion] - the moment when skepticism was moved away from a position of 'healthy opposition' and directly linked to 'power structures' [i.e. the church]</text:p>
      <text:p text:style-name="Text_20_body"><text:line-break/>Stengers claims that the construction of this apparatus - its rendering as abstract - is about the creation of something capable of "...silencing the rivals of the person who conceives of it" [p85]</text:p>
      <text:p text:style-name="Text_20_body">"...to silence all other fictions." [p86]</text:p>
      <text:p text:style-name="Text_20_body">&gt;&gt;&gt;INTERESTING TO TALK ABOUT THE ABSTRACTION OF SOMETHING LIKE SPACE SYNTAX- WHAT IS THAT APPARATUS??&lt;&lt;&lt;</text:p>
      <text:p text:style-name="Text_20_body">The sciences "...invent possibilities of representing....as the legitimate representation of a phenomenon." [p87]</text:p>
      <text:p text:style-name="P18"><text:span text:style-name="Strong_20_Emphasis"><text:span text:style-name="T71"/></text:span></text:p>
      <text:p text:style-name="P18"><text:span text:style-name="Strong_20_Emphasis"><text:span text:style-name="T71">sandra harding – alternate to latour</text:span></text:span></text:p>
      <text:p text:style-name="P18"><text:span text:style-name="Strong_20_Emphasis"><text:span text:style-name="T71"/></text:span></text:p>
      <text:h text:style-name="P17" text:outline-level="4"><text:span text:style-name="Strong_20_Emphasis"><text:span text:style-name="T71">2. Modernities misleading dream</text:span></text:span></text:h>
      <text:p text:style-name="Text_20_body">perspectives from northern science studies</text:p>
      <text:p text:style-name="Text_20_body">[LATOUR], [BECK], [NOWOTNY SCOTT GIBBONS]</text:p>
      <text:p text:style-name="Text_20_body">- all offer a critique of modern science as being undemocratic, on the basis that its construction is inherently political, not technical</text:p>
      <text:p text:style-name="Text_20_body">Talkking about Latour [Science in action]</text:p>
      <text:p text:style-name="Text_20_body">"...scientific projects advance only be extending their technoscientific and bureacratic networks greater and greater distances from the "centers of calculation". [p24]</text:p>
      <text:p text:style-name="Text_20_body">&gt;&gt;&gt;NICE LINK HERE TO CLOUD COMPUTING AND IT'S RISKS [AUTODESK 36 etc!]</text:p>
      <text:p text:style-name="Text_20_body">is critical of the lack of engagement with feminist and post-colonial theoretical positions - going as far as to call them 'gender-blind]</text:p>
      <text:p text:style-name="Text_20_body">specific criticisms of the work of latour....</text:p>
      <text:p text:style-name="Text_20_body">&gt; he dismisses 'identity politics' on the basis that the groups that constitue it [e.g. black, afro-american] are illusionary, a false creation of the practices of 'modernity' of which he is so critical. However, harding argues that this position is flawed...the ontological validity of these groupings may be flawed, but once instantiated, they cannot so easily be undone, as they are 'claimed' by the members of the groups themselves, to fight the definitions that are forced upon them.</text:p>
      <text:p text:style-name="Text_20_body">therefore, the definitions may initially have been artificial and even arbitrary, once they were defined, they created a new 'reality', that cannot be 'disappeared' merely through a critical reappraisal of the process that created them.</text:p>
      <text:p text:style-name="Text_20_body">&gt;&gt; whose is 'we'....?</text:p>
      <text:p text:style-name="Text_20_body">"The big news Latour's account brings is not hat "we" have never been modern, but that bourgeois, Western men who get to construct philosohpies of science and political philosophies have never <text:soft-page-break/>achieved that status to which they aspired." [p45]</text:p>
      <text:p text:style-name="Text_20_body">"The rest of us always suspected...." [p45]</text:p>
      <text:p text:style-name="P18"><text:span text:style-name="Strong_20_Emphasis"><text:span text:style-name="T71"/></text:span></text:p>
      <text:p text:style-name="P18"><text:span text:style-name="Strong_20_Emphasis"><text:span text:style-name="T71">hackitecutra – wiki as open source methodology</text:span></text:span></text:p>
      <text:p text:style-name="P18"><text:span text:style-name="Strong_20_Emphasis"><text:span text:style-name="T71"/></text:span></text:p>
      <text:p text:style-name="P18"><text:span text:style-name="Strong_20_Emphasis"><text:span text:style-name="T71">Request for Comments</text:span></text:span></text:p>
      <text:p text:style-name="Text_20_body">THE ISSUE OF POWER OF PRODUCTION AND MANAGEMENT OF ELECTRONIC FLOWS</text:p>
      <text:p text:style-name="Text_20_body">Begins with historical analogy about the flow of of water via ancient infrastructure and the electronic [data, informational?] flows of contemporary society.</text:p>
      <text:p text:style-name="Text_20_body">Water can be controlled by the few, or collectively managed. </text:p>
      <text:p text:style-name="Text_20_body">METHOD - anecdote of a project from 2001, filled with references to 'past' technologies - software ion the form of computer games, hardware in the form of GPRS telephones and connectivity in terms of bandwidth</text:p>
      <text:p text:style-name="Text_20_body">Would this 'intervention' - the "media tank" have the same affect in the contemporary technological context [faster bandwidths etc??]. does the <text:span text:style-name="Emphasis">method </text:span>survive the <text:span text:style-name="Emphasis">progress</text:span>?</text:p>
      <text:p text:style-name="Text_20_body">Similar process was repeated oin a project with...</text:p>
      <text:p text:style-name="Text_20_body">http://www.sindominio.net/fiambrera/web-agencias/paginasingles/index.html</text:p>
      <text:p text:style-name="Text_20_body">....connecting tarifa and germany [with a "media bus"]</text:p>
      <text:p text:style-name="Text_20_body"> </text:p>
      <text:p text:style-name="Text_20_body">SOFTWARE REFERENCE - Pure Data</text:p>
      <text:p text:style-name="Text_20_body">__________________</text:p>
      <text:p text:style-name="Text_20_body">FADAIAT PROJECT http://www.hackitectura.net/osfavelados/txts/fadaiat_2004/fadaiat_cronica.html</text:p>
      <text:p text:style-name="Text_20_body">p16 "consisted of constructing a situation with the potential to bring about the qualitative, that which transforms the world and changes life</text:p>
      <text:p text:style-name="Text_20_body">there were no ACTORS or spectators [as in situationist approach], but ith everybody participating....a kind of 'shared construction'</text:p>
      <text:p text:style-name="Text_20_body">maps created of a 'critical cartography' of straights of gilbrator</text:p>
      <text:p text:style-name="Text_20_body">__________________</text:p>
      <text:p text:style-name="Text_20_body">A theme of these projects could be something like, 'a digital connectivity through open-source methods'. they are event-based [although with a longer time span in cases], and the deployment of technology is focused at replacing the proprietary with the free [presumably open-source].</text:p>
      <text:p text:style-name="Text_20_body">this in itself is an open-source methodology...this approach is presumably hard. to build skills across varying technologies [both hardware and software]and scales [sever and laptops to cross continental connections] and then creating ambitious interventions [that look, in this context,m quite plausible], some of which had never been done by 'non-coorporate' entities.</text:p>
      <text:p text:style-name="Text_20_body">finding people who have them, or can contribute and then learning/ sharing/ making etc is the esence of the project.</text:p>
      <text:p text:style-name="Text_20_body">__________________</text:p>
      <text:p text:style-name="Text_20_body">SOFTWARE REFERENCE - http://giss.tv/mapuse/map.html</text:p>
      <text:p text:style-name="Text_20_body">allows free streaming/ broadcast...could combine with 3D scanning???</text:p>
      <text:p text:style-name="Text_20_body"><text:soft-page-break/>__________________</text:p>
      <text:p text:style-name="Text_20_body">"It was not about adding a series of facilities or gadgets to an urban space, it was more about trying to think how we could enhance it by connections and digital flows...."</text:p>
      <text:p text:style-name="Text_20_body">This could be read as the opposite of much of the projects of the 'situated technology'/ 'pervasive computing' movement.</text:p>
      <text:p text:style-name="Text_20_body">is this a question of technological context...?</text:p>
      <text:p text:style-name="Text_20_body">hackitectura have their 'formative' years just rior to the proliferation of 'domestic' wired and wireless network technology????</text:p>
      <text:p text:style-name="Text_20_body">'pervasive computing' develops in parallel with the rapid expansion in chip enabled devices [i.e. not just a computer] as well as a decrease in cost of computing power????</text:p>
      <text:p text:style-name="Text_20_body">WHICH HAS THE METHOD??</text:p>
      <text:p text:style-name="Text_20_body">__________________</text:p>
      <text:p text:style-name="Text_20_body">hackitectura- YOU COULD SAY THAT THEY MAKE COMPUTERS???</text:p>
      <text:p text:style-name="Text_20_body">p21 - public space as operating system</text:p>
      <text:p text:style-name="Text_20_body">.....</text:p>
      <text:p text:style-name="Text_20_body">p21 - public space as wiki</text:p>
      <text:p text:style-name="Text_20_body">google [for example] create networks of memory, rather than power. do hackitectura do it the other way around???</text:p>
      <text:p text:style-name="Text_20_body"> </text:p>
      <text:p text:style-name="P18"><text:span text:style-name="Strong_20_Emphasis"><text:span text:style-name="T71"/></text:span></text:p>
      <text:p text:style-name="P18"><text:span text:style-name="Strong_20_Emphasis"><text:span text:style-name="T71"/></text:span></text:p>
      <text:p text:style-name="P18"><text:span text:style-name="Strong_20_Emphasis"><text:span text:style-name="T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style:font-name="Calibri1" fo:font-weight="bold" officeooo:rsid="004177f9" style:font-size-asian="10.5pt"/>
    </style:style>
    <style:style style:name="PL-Title" style:family="paragraph" style:parent-style-name="PL-Paragraph">
      <style:paragraph-properties fo:margin-top="0cm" fo:margin-bottom="0.199cm" style:contextual-spacing="false" fo:line-height="100%"/>
      <style:text-properties style:font-name="Calibri1" fo:font-size="16pt" fo:font-weight="bold"/>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style:text-properties style:font-name="Times New Roman1" fo:font-size="9pt" fo:font-style="italic"/>
    </style:style>
    <style:style style:name="PL-Bibliography" style:family="paragraph" style:parent-style-name="PL-Paragraph">
      <style:text-properties fo:font-size="9pt"/>
    </style:style>
    <style:style style:name="PL-Heading" style:family="paragraph" style:parent-style-name="PL-Paragraph">
      <style:text-properties style:font-name="Times New Roman2" fo:font-size="14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2:35.90</meta:creation-date>
    <dc:date>2013-09-21T10:34:12.19</dc:date>
    <meta:editing-duration>PT13H21M25S</meta:editing-duration>
    <meta:editing-cycles>23</meta:editing-cycles>
    <meta:generator>LibreOffice/4.0.5.2$Windows_x86 LibreOffice_project/5464147a081647a250913f19c0715bca595af2f</meta:generator>
    <meta:document-statistic meta:table-count="0" meta:image-count="0" meta:object-count="0" meta:page-count="13" meta:paragraph-count="225" meta:word-count="5617" meta:character-count="36527" meta:non-whitespace-character-count="31056"/>
  </office:meta>
</office:document-meta>
</file>